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32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3Z125"/>SURAT KEPUTUSAN</text:p>
      <text:p text:style-name="P9">No. / 422 / 454 /Adm.Sek</text:p>
      <text:p text:style-name="P10"/>
      <text:p text:style-name="P11">Berdasarkan :</text:p>
      <text:list xml:id="list124719466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DI ATAM</text:span></text:p>
      <text:p text:style-name="P13"><text:span text:style-name="T2"><text:tab/><text:tab/>Tempat, Tanggal Lahir<text:tab/>: Campang Tiga, 08-07-2002</text:span></text:p>
      <text:p text:style-name="P13"><text:span text:style-name="T2"><text:tab/><text:tab/>NISN<text:tab/><text:tab/><text:tab/><text:tab/>: 302252142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3Z1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3Z1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3Z125"/><text:bookmark-end text:name="_Hlk481362583MailMergeMark2020-05-06T04:14:03Z1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6.338956137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51" meta:non-whitespace-character-count="88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